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e8e768" style:font-size-asian="11pt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0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1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24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5" style:family="paragraph" style:parent-style-name="Footnote">
      <style:text-properties fo:language="en" fo:country="US" officeooo:rsid="00198fdb" officeooo:paragraph-rsid="0240b56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2de2a8c" style:font-style-asian="italic" style:font-style-complex="italic"/>
    </style:style>
    <style:style style:name="T5" style:family="text">
      <style:text-properties officeooo:rsid="000120e5"/>
    </style:style>
    <style:style style:name="T6" style:family="text">
      <style:text-properties officeooo:rsid="0001928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056c95" style:font-style-asian="normal" style:font-style-complex="normal"/>
    </style:style>
    <style:style style:name="T9" style:family="text">
      <style:text-properties fo:font-style="normal" officeooo:rsid="0249ce90" style:font-style-asian="normal" style:font-style-complex="normal"/>
    </style:style>
    <style:style style:name="T10" style:family="text">
      <style:text-properties fo:font-style="normal" officeooo:rsid="02719ddc" style:font-style-asian="normal" style:font-style-complex="normal"/>
    </style:style>
    <style:style style:name="T11" style:family="text">
      <style:text-properties fo:font-style="normal" officeooo:rsid="029b4360" style:font-style-asian="normal" style:font-style-complex="normal"/>
    </style:style>
    <style:style style:name="T12" style:family="text">
      <style:text-properties fo:font-style="normal" officeooo:rsid="02a492ce" style:font-style-asian="normal" style:font-style-complex="normal"/>
    </style:style>
    <style:style style:name="T13" style:family="text">
      <style:text-properties fo:font-style="normal" officeooo:rsid="01c668f6" style:font-style-asian="normal" style:font-style-complex="normal"/>
    </style:style>
    <style:style style:name="T14" style:family="text">
      <style:text-properties fo:font-style="normal" officeooo:rsid="02de2a8c" style:font-style-asian="normal" style:font-style-complex="normal"/>
    </style:style>
    <style:style style:name="T15" style:family="text">
      <style:text-properties fo:font-style="normal" officeooo:rsid="02df232d" style:font-style-asian="normal" style:font-style-complex="normal"/>
    </style:style>
    <style:style style:name="T16" style:family="text">
      <style:text-properties fo:font-style="normal" officeooo:rsid="02e052ee" style:font-style-asian="normal" style:font-style-complex="normal"/>
    </style:style>
    <style:style style:name="T17" style:family="text">
      <style:text-properties fo:font-style="normal" officeooo:rsid="02e06ec7" style:font-style-asian="normal" style:font-style-complex="normal"/>
    </style:style>
    <style:style style:name="T18" style:family="text">
      <style:text-properties fo:font-style="normal" officeooo:rsid="02e1360f" style:font-style-asian="normal" style:font-style-complex="normal"/>
    </style:style>
    <style:style style:name="T19" style:family="text">
      <style:text-properties fo:font-style="normal" officeooo:rsid="02e16d6b" style:font-style-asian="normal" style:font-style-complex="normal"/>
    </style:style>
    <style:style style:name="T20" style:family="text">
      <style:text-properties fo:font-style="normal" officeooo:rsid="02e23cb0" style:font-style-asian="normal" style:font-style-complex="normal"/>
    </style:style>
    <style:style style:name="T21" style:family="text">
      <style:text-properties fo:font-style="normal" officeooo:rsid="02e2cd15" style:font-style-asian="normal" style:font-style-complex="normal"/>
    </style:style>
    <style:style style:name="T22" style:family="text">
      <style:text-properties fo:font-style="normal" officeooo:rsid="02e35899" style:font-style-asian="normal" style:font-style-complex="normal"/>
    </style:style>
    <style:style style:name="T23" style:family="text">
      <style:text-properties fo:font-style="normal" officeooo:rsid="02e427cd" style:font-style-asian="normal" style:font-style-complex="normal"/>
    </style:style>
    <style:style style:name="T24" style:family="text">
      <style:text-properties fo:font-style="normal" officeooo:rsid="02e53d86" style:font-style-asian="normal" style:font-style-complex="normal"/>
    </style:style>
    <style:style style:name="T25" style:family="text">
      <style:text-properties fo:font-style="normal" officeooo:rsid="02e6884f" style:font-style-asian="normal" style:font-style-complex="normal"/>
    </style:style>
    <style:style style:name="T26" style:family="text">
      <style:text-properties fo:font-style="normal" officeooo:rsid="02e80917" style:font-style-asian="normal" style:font-style-complex="normal"/>
    </style:style>
    <style:style style:name="T27" style:family="text">
      <style:text-properties fo:font-style="normal" officeooo:rsid="02e8e768" style:font-style-asian="normal" style:font-style-complex="normal"/>
    </style:style>
    <style:style style:name="T28" style:family="text">
      <style:text-properties fo:font-style="normal" officeooo:rsid="02e9b049" style:font-style-asian="normal" style:font-style-complex="normal"/>
    </style:style>
    <style:style style:name="T29" style:family="text">
      <style:text-properties fo:font-style="normal" officeooo:rsid="02eab9e4" style:font-style-asian="normal" style:font-style-complex="normal"/>
    </style:style>
    <style:style style:name="T30" style:family="text">
      <style:text-properties fo:font-style="normal" officeooo:rsid="02eba316" style:font-style-asian="normal" style:font-style-complex="normal"/>
    </style:style>
    <style:style style:name="T31" style:family="text">
      <style:text-properties fo:font-style="normal" officeooo:rsid="02ed1fb2" style:font-style-asian="normal" style:font-style-complex="normal"/>
    </style:style>
    <style:style style:name="T32" style:family="text">
      <style:text-properties fo:font-style="normal" officeooo:rsid="02ee4673" style:font-style-asian="normal" style:font-style-complex="normal"/>
    </style:style>
    <style:style style:name="T33" style:family="text">
      <style:text-properties fo:font-style="normal" officeooo:rsid="02ef043f" style:font-style-asian="normal" style:font-style-complex="normal"/>
    </style:style>
    <style:style style:name="T34" style:family="text">
      <style:text-properties fo:font-style="normal" officeooo:rsid="02f02b66" style:font-style-asian="normal" style:font-style-complex="normal"/>
    </style:style>
    <style:style style:name="T35" style:family="text">
      <style:text-properties fo:font-style="normal" officeooo:rsid="02f13350" style:font-style-asian="normal" style:font-style-complex="normal"/>
    </style:style>
    <style:style style:name="T36" style:family="text">
      <style:text-properties fo:font-style="normal" officeooo:rsid="02f17438" style:font-style-asian="normal" style:font-style-complex="normal"/>
    </style:style>
    <style:style style:name="T37" style:family="text">
      <style:text-properties fo:font-style="normal" officeooo:rsid="02f2ea61" style:font-style-asian="normal" style:font-style-complex="normal"/>
    </style:style>
    <style:style style:name="T38" style:family="text">
      <style:text-properties fo:font-style="normal" officeooo:rsid="02f4a93f" style:font-style-asian="normal" style:font-style-complex="normal"/>
    </style:style>
    <style:style style:name="T39" style:family="text">
      <style:text-properties fo:font-style="normal" officeooo:rsid="02f4b8a5" style:font-style-asian="normal" style:font-style-complex="normal"/>
    </style:style>
    <style:style style:name="T40" style:family="text">
      <style:text-properties fo:font-style="normal" officeooo:rsid="02f5537f" style:font-style-asian="normal" style:font-style-complex="normal"/>
    </style:style>
    <style:style style:name="T41" style:family="text">
      <style:text-properties fo:font-style="normal" officeooo:rsid="02f6de17" style:font-style-asian="normal" style:font-style-complex="normal"/>
    </style:style>
    <style:style style:name="T42" style:family="text">
      <style:text-properties fo:font-style="normal" style:text-underline-style="none" officeooo:rsid="02e2cd15" style:font-style-asian="normal" style:font-style-complex="normal"/>
    </style:style>
    <style:style style:name="T43" style:family="text">
      <style:text-properties officeooo:rsid="000a14f6"/>
    </style:style>
    <style:style style:name="T44" style:family="text">
      <style:text-properties officeooo:rsid="005714b7"/>
    </style:style>
    <style:style style:name="T45" style:family="text">
      <style:text-properties officeooo:rsid="00880dbe"/>
    </style:style>
    <style:style style:name="T46" style:family="text">
      <style:text-properties officeooo:rsid="007c6d62"/>
    </style:style>
    <style:style style:name="T47" style:family="text">
      <style:text-properties officeooo:rsid="00836784"/>
    </style:style>
    <style:style style:name="T48" style:family="text">
      <style:text-properties officeooo:rsid="01e21ff5"/>
    </style:style>
    <style:style style:name="T49" style:family="text">
      <style:text-properties officeooo:rsid="0233449b"/>
    </style:style>
    <style:style style:name="T50" style:family="text">
      <style:text-properties officeooo:rsid="02317916"/>
    </style:style>
    <style:style style:name="T51" style:family="text">
      <style:text-properties officeooo:rsid="023d18e5"/>
    </style:style>
    <style:style style:name="T52" style:family="text">
      <style:text-properties officeooo:rsid="024f9d17"/>
    </style:style>
    <style:style style:name="T53" style:family="text">
      <style:text-properties officeooo:rsid="02867bcd"/>
    </style:style>
    <style:style style:name="T54" style:family="text">
      <style:text-properties officeooo:rsid="028c3f47"/>
    </style:style>
    <style:style style:name="T55" style:family="text">
      <style:text-properties officeooo:rsid="0063a409"/>
    </style:style>
    <style:style style:name="T56" style:family="text">
      <style:text-properties officeooo:rsid="02a492ce"/>
    </style:style>
    <style:style style:name="T57" style:family="text">
      <style:text-properties officeooo:rsid="02320032"/>
    </style:style>
    <style:style style:name="T58" style:family="text">
      <style:text-properties officeooo:rsid="02dcf5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9"><text:s text:c="4"/>Wolfgang Skala, 201<text:span text:style-name="T53">8</text:span></text:p>
      <text:p text:style-name="P19"/>
      <text:p text:style-name="P19"/>
      <text:p text:style-name="P15">© 201<text:span text:style-name="T53">8</text:span> by Wolfgang Skala. This edition is licensed under the Creative Commons Attribution<text:span text:style-name="T45">-NonCommercial-ShareAlike</text:span> 4.0 International License. To view a copy of this license, visit http://creativecommons.org/licenses/by<text:span text:style-name="T46">-nc-sa</text:span>/4.0/. </text:p>
      <text:p text:style-name="P14"/>
      <text:p text:style-name="P16">Music engraving by LilyPond 2.18.0 (http://www.lilypond.org).<text:span text:style-name="T44"><text:line-break/>Front matter</text:span> typeset with EB Garamond (http://www.georgduffner.at/ebgaramond).</text:p>
      <text:p text:style-name="P19"/>
      <text:p text:style-name="P13">First <text:span text:style-name="T48">version</text:span>, <text:span text:style-name="T56">February 2018</text:span></text:p>
      <text:p text:style-name="P22"/>
      <text:p text:style-name="P20">P R E F A C E <text:s text:c="2"/><text:span text:style-name="T1">&amp;</text:span> <text:s text:c="2"/>C R I T I C A L <text:s text:c="2"/>R E P O R T </text:p>
      <text:p text:style-name="P20"/>
      <text:p text:style-name="P1"/>
      <text:p text:style-name="P4">This edition <text:span text:style-name="T5">of the </text:span><text:span text:style-name="T3">Missa in D</text:span><text:span text:style-name="T5"> </text:span>bases upon <text:span text:style-name="T55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9"><text:tab/>http://digital.slub-dresden.de/<text:span text:style-name="T6">id426037626</text:span> (siglum Mus.2973-D-<text:span text:style-name="T58">9</text:span>).</text:p>
      <text:p text:style-name="P5"/>
      <text:p text:style-name="P7">In general, this edition closely follows the autograph. Any changes <text:span text:style-name="T43">that were introduced </text:span>by the editor are indicated by italic type (dynamics and <text:span text:style-name="T6">directions</text:span>), parentheses<text:span text:style-name="T6"> (expressive marks)</text:span> or dashes (slurs and ties)<text:span text:style-name="T6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1">k y r i e</text:p>
      <text:p text:style-name="P8"/>
      <text:p text:style-name="P10"><text:span text:style-name="T1">Bar<text:tab/>Staff<text:tab/>Note</text:span><text:span text:style-name="T2"><text:line-break/></text:span><text:span text:style-name="T14">35</text:span><text:span text:style-name="T24">ff</text:span><text:span text:style-name="T11"><text:tab/></text:span><text:span text:style-name="T24">–</text:span><text:span text:style-name="T8"><text:note text:id="ftn1" text:note-class="footnote"><text:note-citation>1</text:note-citation><text:note-body><text:p text:style-name="P25">Abbreviations: A, alto; B, bass;<text:span text:style-name="T51"> cor, corno; Ms, manuscript; o</text:span>rg, basses and organ; <text:span text:style-name="T51">r, rest;</text:span> S, soprano; T<text:span text:style-name="T47">, </text:span>tenor; <text:span text:style-name="T54">vl</text:span>, violin; <text:span text:style-name="T51">vla</text:span>, viola<text:span text:style-name="T52">; vlne, violone</text:span>.</text:p></text:note-body></text:note></text:span><text:span text:style-name="T11"><text:tab/></text:span><text:span text:style-name="T4">Kyrie</text:span><text:span text:style-name="T14"> is always spelled </text:span><text:span text:style-name="T4">Chirie</text:span><text:span text:style-name="T14">.</text:span><text:span text:style-name="T15"><text:line-break/></text:span><text:span text:style-name="T21">46<text:tab/>S 2<text:tab/>2nd half of bar in Ms: d″4.–cis</text:span><text:span text:style-name="T42">″8</text:span><text:span text:style-name="T21"><text:line-break/></text:span><text:span text:style-name="T22">52<text:tab/>vl 2<text:tab/>5th eighth in Ms: e′8<text:line-break/></text:span><text:span text:style-name="T23">55<text:tab/>vl 1, 2<text:tab/>1st sixteenth in Ms: fis′16<text:line-break/></text:span><text:span text:style-name="T16">59<text:tab/>S 2<text:tab/>2nd eighth in Ms: cis″8<text:line-break/></text:span><text:span text:style-name="T20">60<text:tab/>vl 1<text:tab/>2nd/3rd quarter in Ms: d″4–r8–d″8<text:line-break/></text:span><text:span text:style-name="T15">61<text:tab/>S</text:span><text:span text:style-name="T16"> 1</text:span><text:span text:style-name="T15"><text:tab/>4th eighth in Ms: e″16–e″16</text:span><text:span text:style-name="T19"><text:line-break/></text:span><text:span text:style-name="T26">87<text:tab/>vl 1<text:tab/>6th/7th quarter in Ms: b′16–cis″16–d″8<text:line-break/></text:span><text:span text:style-name="T19">87<text:tab/>T<text:tab/>3rd quarter in Ms: e′4</text:span><text:span text:style-name="T27"><text:line-break/></text:span><text:span text:style-name="T26">8</text:span><text:span text:style-name="T27">8</text:span><text:span text:style-name="T26"><text:tab/>vl 1<text:tab/>6th/7th quarter in Ms: </text:span><text:span text:style-name="T27">d″</text:span><text:span text:style-name="T26">16–</text:span><text:span text:style-name="T27">e</text:span><text:span text:style-name="T26">″16–</text:span><text:span text:style-name="T27">fis</text:span><text:span text:style-name="T26">″8</text:span><text:span text:style-name="T17"><text:line-break/>90f</text:span><text:span text:style-name="T25">f</text:span><text:span text:style-name="T17"><text:tab/>A<text:tab/>2nd half of bar 90 </text:span><text:span text:style-name="T18">to 1st quarter of</text:span><text:span text:style-name="T17"> bar 9</text:span><text:span text:style-name="T18">2</text:span><text:span text:style-name="T17"> in Ms:</text:span><text:span text:style-name="T18"><text:line-break/><text:tab/><text:tab/></text:span><text:span text:style-name="T17">d′4–b′8–b′8–cis″4–cis″4–cis″4.–cis″8</text:span><text:span text:style-name="T18">–a′4</text:span><text:span text:style-name="T23"><text:line-break/>99<text:tab/>vl 1, 2<text:tab/>1st sixteenth in Ms: fis′16</text:span><text:span text:style-name="T28"><text:line-break/><text:line-break/>156<text:tab/>vl 1<text:tab/>1st quarter in Ms: cis″4</text:span><text:span text:style-name="T29"><text:line-break/>177<text:tab/>vla<text:tab/>1st quarter in Ms: fis′4.</text:span><text:span text:style-name="T30"><text:line-break/>190<text:tab/>vla<text:tab/>1st quarter in Ms: cis″4</text:span><text:span text:style-name="T31"><text:line-break/><text:line-break/>201f<text:tab/>org<text:tab/>rhythm adapted to S</text:span><text:span text:style-name="T34"> </text:span><text:span text:style-name="T31">1 </text:span><text:span text:style-name="T33">and</text:span><text:span text:style-name="T31"> A</text:span><text:span text:style-name="T32"> (in Ms: eights)</text:span><text:span text:style-name="T37"><text:line-break/>217ff<text:tab/>org<text:tab/>upper voice missing in Ms</text:span><text:span text:style-name="T35"><text:line-break/>221<text:tab/>org<text:tab/>1st quarter in Ms: e′8</text:span><text:span text:style-name="T36"><text:line-break/>226<text:tab/>S1 <text:tab/>2nd quarter in Ms: cis″4</text:span><text:span text:style-name="T38"><text:line-break/>230<text:tab/>T<text:tab/>1st half of bar in Ms: d′4–e4</text:span><text:span text:style-name="T41"><text:line-break/>236<text:tab/>vla<text:tab/>3rd quarter in Ms: b4</text:span><text:span text:style-name="T39"><text:line-break/>239<text:tab/>B<text:tab/>4th eighth in Ms: g8</text:span><text:span text:style-name="T40"> </text:span><text:span text:style-name="T11"><text:line-break/></text:span><text:span text:style-name="T9"><text:line-break/></text:span><text:span text:style-name="T13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50">wolfgang</text:span> (at) <text:span text:style-name="T49">esser-skala</text:span>.at<text:span text:style-name="T50"> or create an issue or pull request on the edition’s GitHub page (https://github.com/skafdasschaf/ </text:span><text:soft-page-break/><text:span text:style-name="T50">galuppi-magnificat-BurG-II-61)</text:span>. Your help will be greatly appreciated.</text:p>
      <text:p text:style-name="P11"/>
      <text:p text:style-name="P11"/>
      <text:p text:style-name="P11"><text:span text:style-name="T7">Salzburg, </text:span><text:span text:style-name="T12">February</text:span><text:span text:style-name="T7"> 201</text:span><text:span text:style-name="T10">8</text:span><text:line-break/>Wolfgang Skala</text:p>
      <text:p text:style-name="P23"><text:line-break/>C O N T E N T S</text:p>
      <text:p text:style-name="P18"/>
      <text:p text:style-name="P17"/>
      <text:p text:style-name="P17"/>
      <text:p text:style-name="P12"><text:span text:style-name="T57">1<text:tab/>Magnificat<text:tab/>1</text:span><text:line-break/><text:span text:style-name="T57">2<text:tab/>Esurientes<text:tab/>16</text:span><text:span text:style-name="T7"><text:line-break/></text:span><text:span text:style-name="T57">3<text:tab/>Suscepit Israel<text:tab/>22<text:line-break/>4<text:tab/>Sicut locutus<text:tab/>28<text:line-break/>5<text:tab/>Gloria Patri<text:tab/>36</text:span></text:p>
      <text:p text:style-name="P12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2-13T21:07:09.849832690</dc:date>
    <dc:creator>Wolfgang Skala</dc:creator>
    <meta:editing-duration>P8DT8H2M51S</meta:editing-duration>
    <meta:editing-cycles>679</meta:editing-cycles>
    <meta:generator>LibreOffice/4.2.8.2$Linux_X86_64 LibreOffice_project/420m0$Build-2</meta:generator>
    <meta:document-statistic meta:table-count="0" meta:image-count="1" meta:object-count="0" meta:page-count="5" meta:paragraph-count="15" meta:word-count="476" meta:character-count="2716" meta:non-whitespace-character-count="2247"/>
  </office:meta>
</office:document-meta>
</file>